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mm" svg:stroke-color="#ff0000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ff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4" style:family="graphic">
      <style:graphic-properties svg:stroke-width="1mm" svg:stroke-color="#00803f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5" style:family="graphic">
      <style:graphic-properties svg:stroke-width="1mm" svg:stroke-color="#000000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6" style:family="graphic">
      <style:graphic-properties svg:stroke-width="1mm" svg:stroke-color="#000040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01.97mm" svg:height="113.69mm" svg:x="0.83mm" svg:y="154.85mm">
            <loext:p draw:notify-on-update-of-ranges="Foglio1.A2:Foglio1.A15 Foglio1.B2:Foglio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2.91mm" svg:height="114.21mm" svg:x="203.47mm" svg:y="153.8mm">
            <loext:p draw:notify-on-update-of-ranges="Foglio1.D2:Foglio1.D15 Foglio1.E2:Foglio1.E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1mm" svg:height="114.48mm" svg:x="1.1mm" svg:y="277.3mm">
            <loext:p draw:notify-on-update-of-ranges="Foglio1.G2:Foglio1.G15 Foglio1.H2:Foglio1.H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0.17mm" svg:height="113.68mm" svg:x="204.3mm" svg:y="276.51mm">
            <loext:p draw:notify-on-update-of-ranges="Foglio1.J2:Foglio1.J15 Foglio1.K2:Foglio1.K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0.72mm" svg:height="110.23mm" svg:x="1.1mm" svg:y="398.95mm">
            <loext:p draw:notify-on-update-of-ranges="Foglio1.A20:Foglio1.A33 Foglio1.B20:Foglio1.B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9.89mm" svg:height="111.03mm" svg:x="204.86mm" svg:y="398.15mm">
            <loext:p draw:notify-on-update-of-ranges="Foglio1.D20:Foglio1.D33 Foglio1.E20:Foglio1.E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00.72mm" svg:height="114.22mm" svg:x="1.1mm" svg:y="516.89mm">
            <loext:p draw:notify-on-update-of-ranges="Foglio1.G20:Foglio1.G33 Foglio1.H20:Foglio1.H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98.8mm" svg:height="114.75mm" svg:x="204.3mm" svg:y="516.09mm">
            <loext:p draw:notify-on-update-of-ranges="Foglio1.J20:Foglio1.J33 Foglio1.K20:Foglio1.K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z-index="8" draw:style-name="gr2" draw:text-style-name="P2" svg:x1="42.68mm" svg:y1="239.85mm" svg:x2="42.68mm" svg:y2="177.43mm">
            <text:p/>
          </draw:line>
          <draw:line draw:z-index="9" draw:style-name="gr3" draw:text-style-name="P2" svg:x1="68.56mm" svg:y1="240.12mm" svg:x2="68.56mm" svg:y2="177.7mm">
            <text:p/>
          </draw:line>
          <draw:line draw:z-index="10" draw:style-name="gr4" draw:text-style-name="P2" svg:x1="93.61mm" svg:y1="240.38mm" svg:x2="93.61mm" svg:y2="177.96mm">
            <text:p/>
          </draw:line>
          <draw:line draw:z-index="11" draw:style-name="gr5" draw:text-style-name="P2" svg:x1="182.54mm" svg:y1="240.11mm" svg:x2="182.54mm" svg:y2="177.69mm">
            <text:p/>
          </draw:line>
          <draw:line draw:z-index="12" draw:style-name="gr5" draw:text-style-name="P2" svg:x1="386.85mm" svg:y1="240.11mm" svg:x2="386.57mm" svg:y2="176.63mm">
            <text:p/>
          </draw:line>
          <draw:line draw:z-index="13" draw:style-name="gr4" draw:text-style-name="P2" svg:x1="296.82mm" svg:y1="239.58mm" svg:x2="296.54mm" svg:y2="176.1mm">
            <text:p/>
          </draw:line>
          <draw:line draw:z-index="14" draw:style-name="gr3" draw:text-style-name="P2" svg:x1="270.94mm" svg:y1="240.11mm" svg:x2="270.66mm" svg:y2="176.63mm">
            <text:p/>
          </draw:line>
          <draw:line draw:z-index="15" draw:style-name="gr2" draw:text-style-name="P2" svg:x1="245.32mm" svg:y1="239.31mm" svg:x2="245.04mm" svg:y2="175.83mm">
            <text:p/>
          </draw:line>
          <draw:line draw:z-index="16" draw:style-name="gr2" draw:text-style-name="P2" svg:x1="245.89mm" svg:y1="362.03mm" svg:x2="245.61mm" svg:y2="298.55mm">
            <text:p/>
          </draw:line>
          <draw:line draw:z-index="17" draw:style-name="gr3" draw:text-style-name="P2" svg:x1="271.22mm" svg:y1="362.04mm" svg:x2="270.94mm" svg:y2="298.56mm">
            <text:p/>
          </draw:line>
          <draw:line draw:z-index="18" draw:style-name="gr4" draw:text-style-name="P2" svg:x1="296.27mm" svg:y1="362.03mm" svg:x2="295.99mm" svg:y2="298.55mm">
            <text:p/>
          </draw:line>
          <draw:line draw:z-index="19" draw:style-name="gr5" draw:text-style-name="P2" svg:x1="384.38mm" svg:y1="361.77mm" svg:x2="384.1mm" svg:y2="298.29mm">
            <text:p/>
          </draw:line>
          <draw:line draw:z-index="20" draw:style-name="gr5" draw:text-style-name="P2" svg:x1="182mm" svg:y1="363.36mm" svg:x2="181.72mm" svg:y2="299.88mm">
            <text:p/>
          </draw:line>
          <draw:line draw:z-index="21" draw:style-name="gr4" draw:text-style-name="P2" svg:x1="93.9mm" svg:y1="363.36mm" svg:x2="93.62mm" svg:y2="299.88mm">
            <text:p/>
          </draw:line>
          <draw:line draw:z-index="22" draw:style-name="gr3" draw:text-style-name="P2" svg:x1="68.29mm" svg:y1="363.36mm" svg:x2="68.01mm" svg:y2="299.88mm">
            <text:p/>
          </draw:line>
          <draw:line draw:z-index="23" draw:style-name="gr2" draw:text-style-name="P2" svg:x1="43.51mm" svg:y1="363.36mm" svg:x2="43.23mm" svg:y2="299.88mm">
            <text:p/>
          </draw:line>
          <draw:line draw:z-index="24" draw:style-name="gr2" draw:text-style-name="P2" svg:x1="43.23mm" svg:y1="480.77mm" svg:x2="42.68mm" svg:y2="421mm">
            <text:p/>
          </draw:line>
          <draw:line draw:z-index="25" draw:style-name="gr3" draw:text-style-name="P2" svg:x1="68.57mm" svg:y1="480.79mm" svg:x2="68.02mm" svg:y2="421.02mm">
            <text:p/>
          </draw:line>
          <draw:line draw:z-index="26" draw:style-name="gr4" draw:text-style-name="P2" svg:x1="93.35mm" svg:y1="481.05mm" svg:x2="92.8mm" svg:y2="421.28mm">
            <text:p/>
          </draw:line>
          <draw:line draw:z-index="27" draw:style-name="gr5" draw:text-style-name="P2" svg:x1="182.29mm" svg:y1="482.11mm" svg:x2="181.74mm" svg:y2="422.34mm">
            <text:p/>
          </draw:line>
          <draw:line draw:z-index="28" draw:style-name="gr2" draw:text-style-name="P2" svg:x1="246.72mm" svg:y1="481.32mm" svg:x2="245.88mm" svg:y2="420.47mm">
            <text:p/>
          </draw:line>
          <draw:line draw:z-index="29" draw:style-name="gr3" draw:text-style-name="P2" svg:x1="271.78mm" svg:y1="481.06mm" svg:x2="270.94mm" svg:y2="420.21mm">
            <text:p/>
          </draw:line>
          <draw:line draw:z-index="30" draw:style-name="gr4" draw:text-style-name="P2" svg:x1="297.37mm" svg:y1="481.07mm" svg:x2="296.53mm" svg:y2="420.22mm">
            <text:p/>
          </draw:line>
          <draw:line draw:z-index="31" draw:style-name="gr5" draw:text-style-name="P2" svg:x1="384.93mm" svg:y1="480.8mm" svg:x2="384.09mm" svg:y2="419.95mm">
            <text:p/>
          </draw:line>
          <draw:line draw:z-index="32" draw:style-name="gr2" draw:text-style-name="P2" svg:x1="246.17mm" svg:y1="602.45mm" svg:x2="245.88mm" svg:y2="538.4mm">
            <text:p/>
          </draw:line>
          <draw:line draw:z-index="33" draw:style-name="gr3" draw:text-style-name="P2" svg:x1="271.23mm" svg:y1="602.46mm" svg:x2="270.94mm" svg:y2="538.41mm">
            <text:p/>
          </draw:line>
          <draw:line draw:z-index="34" draw:style-name="gr4" draw:text-style-name="P2" svg:x1="296.02mm" svg:y1="602.46mm" svg:x2="295.73mm" svg:y2="538.41mm">
            <text:p/>
          </draw:line>
          <draw:line draw:z-index="35" draw:style-name="gr6" draw:text-style-name="P2" svg:x1="383.57mm" svg:y1="602.73mm" svg:x2="383.28mm" svg:y2="538.68mm">
            <text:p/>
          </draw:line>
          <draw:line draw:z-index="36" draw:style-name="gr6" draw:text-style-name="P2" svg:x1="181.75mm" svg:y1="600.87mm" svg:x2="181.72mm" svg:y2="539.2mm">
            <text:p/>
          </draw:line>
          <draw:line draw:z-index="37" draw:style-name="gr3" draw:text-style-name="P2" svg:x1="68.05mm" svg:y1="600.88mm" svg:x2="68.02mm" svg:y2="539.21mm">
            <text:p/>
          </draw:line>
          <draw:line draw:z-index="38" draw:style-name="gr2" draw:text-style-name="P2" svg:x1="55.94mm" svg:y1="600.89mm" svg:x2="55.91mm" svg:y2="539.22mm">
            <text:p/>
          </draw:line>
          <draw:line draw:z-index="39" draw:style-name="gr4" draw:text-style-name="P2" svg:x1="93.38mm" svg:y1="600.89mm" svg:x2="93.35mm" svg:y2="539.22mm">
            <text:p/>
          </draw:lin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get k1</text:p>
          </table:table-cell>
          <table:table-cell table:number-columns-repeated="2"/>
          <table:table-cell office:value-type="string" calcext:value-type="string">
            <text:p>set k1</text:p>
          </table:table-cell>
          <table:table-cell table:number-columns-repeated="2"/>
          <table:table-cell office:value-type="string" calcext:value-type="string">
            <text:p>get k3</text:p>
          </table:table-cell>
          <table:table-cell table:number-columns-repeated="2"/>
          <table:table-cell office:value-type="string" calcext:value-type="string">
            <text:p>set k3</text:p>
          </table:table-cell>
          <table:table-cell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11.6177083333334" calcext:value-type="float">
            <text:p>11.6177083333334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193333333333333" calcext:value-type="float">
            <text:p>0.193333333333333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1.27229166666667" calcext:value-type="float">
            <text:p>1.27229166666667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227708333333333" calcext:value-type="float">
            <text:p>0.227708333333333</text:p>
          </table:table-cell>
        </table:table-row>
        <table:table-row table:style-name="ro1">
          <table:table-cell office:value-type="string" calcext:value-type="string">
            <text:p>1 – 1.21</text:p>
          </table:table-cell>
          <table:table-cell office:value-type="float" office:value="13.3822916666666" calcext:value-type="float">
            <text:p>13.3822916666666</text:p>
          </table:table-cell>
          <table:table-cell/>
          <table:table-cell office:value-type="string" calcext:value-type="string">
            <text:p>1 – 1.43</text:p>
          </table:table-cell>
          <table:table-cell office:value-type="float" office:value="24.8066666666667" calcext:value-type="float">
            <text:p>24.8066666666667</text:p>
          </table:table-cell>
          <table:table-cell/>
          <table:table-cell office:value-type="string" calcext:value-type="string">
            <text:p>1 – 1.39</text:p>
          </table:table-cell>
          <table:table-cell office:value-type="float" office:value="23.7277083333333" calcext:value-type="float">
            <text:p>23.7277083333333</text:p>
          </table:table-cell>
          <table:table-cell/>
          <table:table-cell office:value-type="string" calcext:value-type="string">
            <text:p>1 – 1.51</text:p>
          </table:table-cell>
          <table:table-cell office:value-type="float" office:value="24.7722916666667" calcext:value-type="float">
            <text:p>24.7722916666667</text:p>
          </table:table-cell>
        </table:table-row>
        <table:table-row table:style-name="ro1">
          <table:table-cell office:value-type="string" calcext:value-type="string">
            <text:p>1.21 – 2</text:p>
          </table:table-cell>
          <table:table-cell office:value-type="float" office:value="19.0689583333334" calcext:value-type="float">
            <text:p>19.0689583333334</text:p>
          </table:table-cell>
          <table:table-cell/>
          <table:table-cell office:value-type="string" calcext:value-type="string">
            <text:p>1.43 – 2</text:p>
          </table:table-cell>
          <table:table-cell office:value-type="float" office:value="23.4545833333334" calcext:value-type="float">
            <text:p>23.4545833333334</text:p>
          </table:table-cell>
          <table:table-cell/>
          <table:table-cell office:value-type="string" calcext:value-type="string">
            <text:p>1.39 – 2</text:p>
          </table:table-cell>
          <table:table-cell office:value-type="float" office:value="17.27875" calcext:value-type="float">
            <text:p>17.27875</text:p>
          </table:table-cell>
          <table:table-cell/>
          <table:table-cell office:value-type="string" calcext:value-type="string">
            <text:p>1.51 – 2</text:p>
          </table:table-cell>
          <table:table-cell office:value-type="float" office:value="21.2722916666666" calcext:value-type="float">
            <text:p>21.2722916666666</text:p>
          </table:table-cell>
        </table:table-row>
        <table:table-row table:style-name="ro1">
          <table:table-cell office:value-type="string" calcext:value-type="string">
            <text:p>2 – 2.65</text:p>
          </table:table-cell>
          <table:table-cell office:value-type="float" office:value="5.9310416666666" calcext:value-type="float">
            <text:p>5.9310416666666</text:p>
          </table:table-cell>
          <table:table-cell/>
          <table:table-cell office:value-type="string" calcext:value-type="string">
            <text:p>2 – 2.18</text:p>
          </table:table-cell>
          <table:table-cell office:value-type="float" office:value="1.5454166666666" calcext:value-type="float">
            <text:p>1.5454166666666</text:p>
          </table:table-cell>
          <table:table-cell/>
          <table:table-cell office:value-type="string" calcext:value-type="string">
            <text:p>2 – 2.55</text:p>
          </table:table-cell>
          <table:table-cell office:value-type="float" office:value="7.72125" calcext:value-type="float">
            <text:p>7.72125</text:p>
          </table:table-cell>
          <table:table-cell/>
          <table:table-cell office:value-type="string" calcext:value-type="string">
            <text:p>2 – 2.33</text:p>
          </table:table-cell>
          <table:table-cell office:value-type="float" office:value="3.7277083333334" calcext:value-type="float">
            <text:p>3.7277083333334</text:p>
          </table:table-cell>
        </table:table-row>
        <table:table-row table:style-name="ro1">
          <table:table-cell office:value-type="string" calcext:value-type="string">
            <text:p>2.65 – 3</text:p>
          </table:table-cell>
          <table:table-cell office:value-type="float" office:value="6.7379166666667" calcext:value-type="float">
            <text:p>6.7379166666667</text:p>
          </table:table-cell>
          <table:table-cell/>
          <table:table-cell office:value-type="string" calcext:value-type="string">
            <text:p>2.18 – 3</text:p>
          </table:table-cell>
          <table:table-cell office:value-type="float" office:value="22.9445833333334" calcext:value-type="float">
            <text:p>22.9445833333334</text:p>
          </table:table-cell>
          <table:table-cell/>
          <table:table-cell office:value-type="string" calcext:value-type="string">
            <text:p>2.55 – 3</text:p>
          </table:table-cell>
          <table:table-cell office:value-type="float" office:value="7.764375" calcext:value-type="float">
            <text:p>7.764375</text:p>
          </table:table-cell>
          <table:table-cell/>
          <table:table-cell office:value-type="string" calcext:value-type="string">
            <text:p>2.33 – 3</text:p>
          </table:table-cell>
          <table:table-cell office:value-type="float" office:value="21.2597916666666" calcext:value-type="float">
            <text:p>21.2597916666666</text:p>
          </table:table-cell>
        </table:table-row>
        <table:table-row table:style-name="ro1">
          <table:table-cell office:value-type="string" calcext:value-type="string">
            <text:p>3 – 3.93</text:p>
          </table:table-cell>
          <table:table-cell office:value-type="float" office:value="18.2620833333333" calcext:value-type="float">
            <text:p>18.2620833333333</text:p>
          </table:table-cell>
          <table:table-cell/>
          <table:table-cell office:value-type="string" calcext:value-type="string">
            <text:p>3 – 3.21</text:p>
          </table:table-cell>
          <table:table-cell office:value-type="float" office:value="2.05541666666661" calcext:value-type="float">
            <text:p>2.05541666666661</text:p>
          </table:table-cell>
          <table:table-cell/>
          <table:table-cell office:value-type="string" calcext:value-type="string">
            <text:p>3 – 3.68</text:p>
          </table:table-cell>
          <table:table-cell office:value-type="float" office:value="17.235625" calcext:value-type="float">
            <text:p>17.235625</text:p>
          </table:table-cell>
          <table:table-cell/>
          <table:table-cell office:value-type="string" calcext:value-type="string">
            <text:p>3 – 3.36</text:p>
          </table:table-cell>
          <table:table-cell office:value-type="float" office:value="3.7402083333334" calcext:value-type="float">
            <text:p>3.7402083333334</text:p>
          </table:table-cell>
        </table:table-row>
        <table:table-row table:style-name="ro1">
          <table:table-cell office:value-type="string" calcext:value-type="string">
            <text:p>3.93 – 4</text:p>
          </table:table-cell>
          <table:table-cell office:value-type="float" office:value="3.9202083333334" calcext:value-type="float">
            <text:p>3.9202083333334</text:p>
          </table:table-cell>
          <table:table-cell/>
          <table:table-cell office:value-type="string" calcext:value-type="string">
            <text:p>3.21 – 4</text:p>
          </table:table-cell>
          <table:table-cell office:value-type="float" office:value="8.3891666666667" calcext:value-type="float">
            <text:p>8.3891666666667</text:p>
          </table:table-cell>
          <table:table-cell/>
          <table:table-cell office:value-type="string" calcext:value-type="string">
            <text:p>3.68 – 4</text:p>
          </table:table-cell>
          <table:table-cell office:value-type="float" office:value="5.84833333333341" calcext:value-type="float">
            <text:p>5.84833333333341</text:p>
          </table:table-cell>
          <table:table-cell/>
          <table:table-cell office:value-type="string" calcext:value-type="string">
            <text:p>3.36 – 4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8.82854166666659" calcext:value-type="float">
            <text:p>8.82854166666659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5.25999999999991" calcext:value-type="float">
            <text:p>5.25999999999991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6.5643749999999" calcext:value-type="float">
            <text:p>6.5643749999999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6.08708333333329" calcext:value-type="float">
            <text:p>6.08708333333329</text:p>
          </table:table-cell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3.0620833333334" calcext:value-type="float">
            <text:p>3.0620833333334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3.78354166666679" calcext:value-type="float">
            <text:p>3.78354166666679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3.3850000000001" calcext:value-type="float">
            <text:p>3.3850000000001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4.03854166666672" calcext:value-type="float">
            <text:p>4.03854166666672</text:p>
          </table:table-cell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2.836875" calcext:value-type="float">
            <text:p>2.836875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3.21625" calcext:value-type="float">
            <text:p>3.21625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3.10979166666659" calcext:value-type="float">
            <text:p>3.10979166666659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3.24749999999998" calcext:value-type="float">
            <text:p>3.24749999999998</text:p>
          </table:table-cell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2.00375" calcext:value-type="float">
            <text:p>2.00375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2.05770833333331" calcext:value-type="float">
            <text:p>2.05770833333331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2.59750000000001" calcext:value-type="float">
            <text:p>2.59750000000001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2.07708333333331" calcext:value-type="float">
            <text:p>2.07708333333331</text:p>
          </table:table-cell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828333333333304" calcext:value-type="float">
            <text:p>0.828333333333304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920416666666599" calcext:value-type="float">
            <text:p>0.920416666666599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04125" calcext:value-type="float">
            <text:p>1.04125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08604166666669" calcext:value-type="float">
            <text:p>1.08604166666669</text:p>
          </table:table-cell>
        </table:table-row>
        <table:table-row table:style-name="ro1">
          <table:table-cell office:value-type="string" calcext:value-type="string">
            <text:p>9 – 53.31</text:p>
          </table:table-cell>
          <table:table-cell office:value-type="float" office:value="2.5202083333333" calcext:value-type="float">
            <text:p>2.5202083333333</text:p>
          </table:table-cell>
          <table:table-cell/>
          <table:table-cell office:value-type="string" calcext:value-type="string">
            <text:p>9 – 19.49</text:p>
          </table:table-cell>
          <table:table-cell office:value-type="float" office:value="0.3729166666667" calcext:value-type="float">
            <text:p>0.3729166666667</text:p>
          </table:table-cell>
          <table:table-cell/>
          <table:table-cell office:value-type="string" calcext:value-type="string">
            <text:p>9 – 20.73</text:p>
          </table:table-cell>
          <table:table-cell office:value-type="float" office:value="1.45374999999999" calcext:value-type="float">
            <text:p>1.45374999999999</text:p>
          </table:table-cell>
          <table:table-cell/>
          <table:table-cell office:value-type="string" calcext:value-type="string">
            <text:p>9 – 11.88</text:p>
          </table:table-cell>
          <table:table-cell office:value-type="float" office:value="0.533750000000004" calcext:value-type="float">
            <text:p>0.533750000000004</text:p>
          </table:table-cell>
        </table:table-row>
        <table:table-row table:style-name="ro1">
          <table:table-cell office:value-type="string" calcext:value-type="string">
            <text:p>&gt; 53.31</text:p>
          </table:table-cell>
          <table:table-cell office:value-type="float" office:value="1.00000000000001" calcext:value-type="float">
            <text:p>1.00000000000001</text:p>
          </table:table-cell>
          <table:table-cell/>
          <table:table-cell office:value-type="string" calcext:value-type="string">
            <text:p>&gt; 10.49</text:p>
          </table:table-cell>
          <table:table-cell office:value-type="float" office:value="0.999999999999994" calcext:value-type="float">
            <text:p>0.999999999999994</text:p>
          </table:table-cell>
          <table:table-cell/>
          <table:table-cell office:value-type="string" calcext:value-type="string">
            <text:p>&gt; 20.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&gt; 11.8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et k6</text:p>
          </table:table-cell>
          <table:table-cell table:number-columns-repeated="2"/>
          <table:table-cell office:value-type="string" calcext:value-type="string">
            <text:p>set k6</text:p>
          </table:table-cell>
          <table:table-cell table:number-columns-repeated="2"/>
          <table:table-cell office:value-type="string" calcext:value-type="string">
            <text:p>get k9</text:p>
          </table:table-cell>
          <table:table-cell table:number-columns-repeated="2"/>
          <table:table-cell office:value-type="string" calcext:value-type="string">
            <text:p>set k9</text:p>
          </table:table-cell>
          <table:table-cell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0.0310416666666667" calcext:value-type="float">
            <text:p>0.031041666666667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270833333333333" calcext:value-type="float">
            <text:p>0.027083333333333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279166666666667" calcext:value-type="float">
            <text:p>0.027916666666667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0.0289583333333333" calcext:value-type="float">
            <text:p>0.028958333333333</text:p>
          </table:table-cell>
        </table:table-row>
        <table:table-row table:style-name="ro1">
          <table:table-cell office:value-type="string" calcext:value-type="string">
            <text:p>1 – 1.71</text:p>
          </table:table-cell>
          <table:table-cell office:value-type="float" office:value="24.9689583333333" calcext:value-type="float">
            <text:p>24.9689583333333</text:p>
          </table:table-cell>
          <table:table-cell/>
          <table:table-cell office:value-type="string" calcext:value-type="string">
            <text:p>1 – 1.61</text:p>
          </table:table-cell>
          <table:table-cell office:value-type="float" office:value="24.9729166666667" calcext:value-type="float">
            <text:p>24.9729166666667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19.8327083333333" calcext:value-type="float">
            <text:p>19.8327083333333</text:p>
          </table:table-cell>
          <table:table-cell/>
          <table:table-cell office:value-type="string" calcext:value-type="string">
            <text:p>1 – 1.69</text:p>
          </table:table-cell>
          <table:table-cell office:value-type="float" office:value="24.9710416666667" calcext:value-type="float">
            <text:p>24.9710416666667</text:p>
          </table:table-cell>
        </table:table-row>
        <table:table-row table:style-name="ro1">
          <table:table-cell office:value-type="string" calcext:value-type="string">
            <text:p>1.71 – 2</text:p>
          </table:table-cell>
          <table:table-cell office:value-type="float" office:value="14.9108333333333" calcext:value-type="float">
            <text:p>14.9108333333333</text:p>
          </table:table-cell>
          <table:table-cell/>
          <table:table-cell office:value-type="string" calcext:value-type="string">
            <text:p>1.61 – 2</text:p>
          </table:table-cell>
          <table:table-cell office:value-type="float" office:value="15.9470833333334" calcext:value-type="float">
            <text:p>15.9470833333334</text:p>
          </table:table-cell>
          <table:table-cell/>
          <table:table-cell office:value-type="string" calcext:value-type="string">
            <text:p>2 – 2.08</text:p>
          </table:table-cell>
          <table:table-cell office:value-type="float" office:value="5.139375" calcext:value-type="float">
            <text:p>5.139375</text:p>
          </table:table-cell>
          <table:table-cell/>
          <table:table-cell office:value-type="string" calcext:value-type="string">
            <text:p>1.69 – 2</text:p>
          </table:table-cell>
          <table:table-cell office:value-type="float" office:value="15.6839583333334" calcext:value-type="float">
            <text:p>15.6839583333334</text:p>
          </table:table-cell>
        </table:table-row>
        <table:table-row table:style-name="ro1">
          <table:table-cell office:value-type="string" calcext:value-type="string">
            <text:p>2 – 2.55</text:p>
          </table:table-cell>
          <table:table-cell office:value-type="float" office:value="10.0891666666667" calcext:value-type="float">
            <text:p>10.0891666666667</text:p>
          </table:table-cell>
          <table:table-cell/>
          <table:table-cell office:value-type="string" calcext:value-type="string">
            <text:p>2 – 2.35</text:p>
          </table:table-cell>
          <table:table-cell office:value-type="float" office:value="9.0529166666666" calcext:value-type="float">
            <text:p>9.0529166666666</text:p>
          </table:table-cell>
          <table:table-cell/>
          <table:table-cell office:value-type="string" calcext:value-type="string">
            <text:p>2.08 – 2.5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 – 2.38</text:p>
          </table:table-cell>
          <table:table-cell office:value-type="float" office:value="9.3160416666666" calcext:value-type="float">
            <text:p>9.3160416666666</text:p>
          </table:table-cell>
        </table:table-row>
        <table:table-row table:style-name="ro1">
          <table:table-cell office:value-type="string" calcext:value-type="string">
            <text:p>2.55 – 3</text:p>
          </table:table-cell>
          <table:table-cell office:value-type="float" office:value="12.3810416666667" calcext:value-type="float">
            <text:p>12.3810416666667</text:p>
          </table:table-cell>
          <table:table-cell/>
          <table:table-cell office:value-type="string" calcext:value-type="string">
            <text:p>2.35 – 3</text:p>
          </table:table-cell>
          <table:table-cell office:value-type="float" office:value="15.56375" calcext:value-type="float">
            <text:p>15.56375</text:p>
          </table:table-cell>
          <table:table-cell/>
          <table:table-cell office:value-type="string" calcext:value-type="string">
            <text:p>2.53 – 3</text:p>
          </table:table-cell>
          <table:table-cell office:value-type="float" office:value="16.03875" calcext:value-type="float">
            <text:p>16.03875</text:p>
          </table:table-cell>
          <table:table-cell/>
          <table:table-cell office:value-type="string" calcext:value-type="string">
            <text:p>2.38 – 3</text:p>
          </table:table-cell>
          <table:table-cell office:value-type="float" office:value="16.311875" calcext:value-type="float">
            <text:p>16.311875</text:p>
          </table:table-cell>
        </table:table-row>
        <table:table-row table:style-name="ro1">
          <table:table-cell office:value-type="string" calcext:value-type="string">
            <text:p>3 – 3.99</text:p>
          </table:table-cell>
          <table:table-cell office:value-type="float" office:value="12.6189583333333" calcext:value-type="float">
            <text:p>12.6189583333333</text:p>
          </table:table-cell>
          <table:table-cell/>
          <table:table-cell office:value-type="string" calcext:value-type="string">
            <text:p>3 – 3.99</text:p>
          </table:table-cell>
          <table:table-cell office:value-type="float" office:value="9.43625" calcext:value-type="float">
            <text:p>9.43625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8.96125000000001" calcext:value-type="float">
            <text:p>8.96125000000001</text:p>
          </table:table-cell>
          <table:table-cell/>
          <table:table-cell office:value-type="string" calcext:value-type="string">
            <text:p>3 – 3.93</text:p>
          </table:table-cell>
          <table:table-cell office:value-type="float" office:value="8.688125" calcext:value-type="float">
            <text:p>8.688125</text:p>
          </table:table-cell>
        </table:table-row>
        <table:table-row table:style-name="ro1">
          <table:table-cell office:value-type="string" calcext:value-type="string">
            <text:p>3.99 – 4</text:p>
          </table:table-cell>
          <table:table-cell office:value-type="float" office:value="0.733124999999998" calcext:value-type="float">
            <text:p>0.733124999999998</text:p>
          </table:table-cell>
          <table:table-cell/>
          <table:table-cell office:value-type="string" calcext:value-type="string">
            <text:p>3.99 – 4</text:p>
          </table:table-cell>
          <table:table-cell office:value-type="float" office:value="0.553958333333297" calcext:value-type="float">
            <text:p>0.553958333333297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6.29333333333339" calcext:value-type="float">
            <text:p>6.29333333333339</text:p>
          </table:table-cell>
          <table:table-cell/>
          <table:table-cell office:value-type="string" calcext:value-type="string">
            <text:p>3.93 – 4</text:p>
          </table:table-cell>
          <table:table-cell office:value-type="float" office:value="0.906249999999996" calcext:value-type="float">
            <text:p>0.906249999999996</text:p>
          </table:table-cell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7.92041666666669" calcext:value-type="float">
            <text:p>7.92041666666669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8.01395833333341" calcext:value-type="float">
            <text:p>8.01395833333341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6.8120833333333" calcext:value-type="float">
            <text:p>6.8120833333333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7.37500000000001" calcext:value-type="float">
            <text:p>7.37500000000001</text:p>
          </table:table-cell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4.78291666666662" calcext:value-type="float">
            <text:p>4.78291666666662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5.250625" calcext:value-type="float">
            <text:p>5.250625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4.9258333333333" calcext:value-type="float">
            <text:p>4.9258333333333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5.4779166666667" calcext:value-type="float">
            <text:p>5.4779166666667</text:p>
          </table:table-cell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3.88520833333339" calcext:value-type="float">
            <text:p>3.88520833333339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4.15416666666659" calcext:value-type="float">
            <text:p>4.15416666666659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3.1547916666667" calcext:value-type="float">
            <text:p>3.1547916666667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4.2674999999999" calcext:value-type="float">
            <text:p>4.2674999999999</text:p>
          </table:table-cell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3.18374999999991" calcext:value-type="float">
            <text:p>3.18374999999991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3.10416666666671" calcext:value-type="float">
            <text:p>3.10416666666671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6079166666666" calcext:value-type="float">
            <text:p>1.6079166666666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3.11166666666682" calcext:value-type="float">
            <text:p>3.11166666666682</text:p>
          </table:table-cell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2.06291666666679" calcext:value-type="float">
            <text:p>2.06291666666679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7427083333334" calcext:value-type="float">
            <text:p>1.7427083333334</text:p>
          </table:table-cell>
          <table:table-cell/>
          <table:table-cell office:value-type="string" calcext:value-type="string">
            <text:p>9 – 10</text:p>
          </table:table-cell>
          <table:table-cell office:value-type="float" office:value="0.790833333333404" calcext:value-type="float">
            <text:p>0.790833333333404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1.6881249999999" calcext:value-type="float">
            <text:p>1.6881249999999</text:p>
          </table:table-cell>
        </table:table-row>
        <table:table-row table:style-name="ro1">
          <table:table-cell office:value-type="string" calcext:value-type="string">
            <text:p>9 – 16.87</text:p>
          </table:table-cell>
          <table:table-cell office:value-type="float" office:value="1.43166666666661" calcext:value-type="float">
            <text:p>1.43166666666661</text:p>
          </table:table-cell>
          <table:table-cell/>
          <table:table-cell office:value-type="string" calcext:value-type="string">
            <text:p>9 – 14.53</text:p>
          </table:table-cell>
          <table:table-cell office:value-type="float" office:value="1.1804166666666" calcext:value-type="float">
            <text:p>1.1804166666666</text:p>
          </table:table-cell>
          <table:table-cell/>
          <table:table-cell office:value-type="string" calcext:value-type="string">
            <text:p>10 – 13.34</text:p>
          </table:table-cell>
          <table:table-cell office:value-type="float" office:value="0.415208333333287" calcext:value-type="float">
            <text:p>0.415208333333287</text:p>
          </table:table-cell>
          <table:table-cell/>
          <table:table-cell office:value-type="string" calcext:value-type="string">
            <text:p>0 – 14.04</text:p>
          </table:table-cell>
          <table:table-cell office:value-type="float" office:value="1.1735416666667" calcext:value-type="float">
            <text:p>1.1735416666667</text:p>
          </table:table-cell>
        </table:table-row>
        <table:table-row table:style-name="ro1">
          <table:table-cell office:value-type="string" calcext:value-type="string">
            <text:p>&gt; 16.87</text:p>
          </table:table-cell>
          <table:table-cell office:value-type="float" office:value="0.999999999999992" calcext:value-type="float">
            <text:p>0.999999999999992</text:p>
          </table:table-cell>
          <table:table-cell/>
          <table:table-cell office:value-type="string" calcext:value-type="string">
            <text:p>&gt; 14.53</text:p>
          </table:table-cell>
          <table:table-cell office:value-type="float" office:value="0.999999999999997" calcext:value-type="float">
            <text:p>0.999999999999997</text:p>
          </table:table-cell>
          <table:table-cell/>
          <table:table-cell office:value-type="string" calcext:value-type="string">
            <text:p>&gt; 13.34</text:p>
          </table:table-cell>
          <table:table-cell office:value-type="float" office:value="1.00000000000001" calcext:value-type="float">
            <text:p>1.00000000000001</text:p>
          </table:table-cell>
          <table:table-cell/>
          <table:table-cell office:value-type="string" calcext:value-type="string">
            <text:p>&gt; 14.04</text:p>
          </table:table-cell>
          <table:table-cell office:value-type="float" office:value="0.999999999999991" calcext:value-type="float">
            <text:p>0.999999999999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.00.0000</text:date>, <text:time style:data-style-name="N2" text:time-value="09:42:34.32354251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42:52.192991100</meta:creation-date>
    <dc:date>2017-12-11T09:42:58.020447409</dc:date>
    <meta:editing-duration>PT1H9M52S</meta:editing-duration>
    <meta:editing-cycles>5</meta:editing-cycles>
    <meta:generator>LibreOffice/5.3.1.2$Linux_X86_64 LibreOffice_project/30m0$Build-2</meta:generator>
    <meta:document-statistic meta:table-count="1" meta:cell-count="232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98cm" svg:height="11.37cm" xlink:href=".." xlink:type="simple" chart:class="chart:bar" chart:style-name="ch1">
        <chart:title svg:x="6.867cm" svg:y="0.362cm" chart:style-name="ch2">
          <text:p>Get Response Time Distribution</text:p>
        </chart:title>
        <chart:subtitle svg:x="8.6cm" svg:y="1.343cm" chart:style-name="ch3">
          <text:p>Key Size KS = 1</text:p>
        </chart:subtitle>
        <chart:plot-area chart:style-name="ch4" table:cell-range-address="Foglio1.A2:Foglio1.B15" chart:data-source-has-labels="column" svg:x="1.362cm" svg:y="2.225cm" svg:width="18.433cm" svg:height="7.989cm">
          <chartooo:coordinate-region svg:x="1.983cm" svg:y="2.225cm" svg:width="17.812cm" svg:height="6.312cm"/>
          <chart:axis chart:dimension="x" chart:name="primary-x" chart:style-name="ch5" chartooo:axis-type="auto">
            <chartooo:date-scale/>
            <chart:title svg:x="8.444cm" svg:y="10.441cm" chart:style-name="ch6">
              <text:p>Response Time Buckets [ms]</text:p>
            </chart:title>
            <chart:categories table:cell-range-address="Foglio1.A2:Foglio1.A15"/>
          </chart:axis>
          <chart:axis chart:dimension="y" chart:name="primary-y" chart:style-name="ch7">
            <chart:title svg:x="0.451cm" svg:y="7.11cm" chart:style-name="ch8">
              <text:p>Percentage</text:p>
            </chart:title>
            <chart:grid chart:style-name="ch9" chart:class="major"/>
          </chart:axis>
          <chart:series chart:style-name="ch10" chart:values-cell-range-address="Foglio1.B2:Foglio1.B15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A2:Foglio1.A15</svg:desc>
                </draw:g>
              </table:table-cell>
              <table:table-cell office:value-type="float" office:value="11.6177083333334">
                <text:p>11.6177083333334</text:p>
                <draw:g>
                  <svg:desc>Foglio1.B2:Foglio1.B15</svg:desc>
                </draw:g>
              </table:table-cell>
            </table:table-row>
            <table:table-row>
              <table:table-cell office:value-type="string">
                <text:p>1 – 1.21</text:p>
              </table:table-cell>
              <table:table-cell office:value-type="float" office:value="13.3822916666666">
                <text:p>13.3822916666666</text:p>
              </table:table-cell>
            </table:table-row>
            <table:table-row>
              <table:table-cell office:value-type="string">
                <text:p>1.21 – 2</text:p>
              </table:table-cell>
              <table:table-cell office:value-type="float" office:value="19.0689583333334">
                <text:p>19.0689583333334</text:p>
              </table:table-cell>
            </table:table-row>
            <table:table-row>
              <table:table-cell office:value-type="string">
                <text:p>2 – 2.65</text:p>
              </table:table-cell>
              <table:table-cell office:value-type="float" office:value="5.9310416666666">
                <text:p>5.9310416666666</text:p>
              </table:table-cell>
            </table:table-row>
            <table:table-row>
              <table:table-cell office:value-type="string">
                <text:p>2.65 – 3</text:p>
              </table:table-cell>
              <table:table-cell office:value-type="float" office:value="6.7379166666667">
                <text:p>6.7379166666667</text:p>
              </table:table-cell>
            </table:table-row>
            <table:table-row>
              <table:table-cell office:value-type="string">
                <text:p>3 – 3.93</text:p>
              </table:table-cell>
              <table:table-cell office:value-type="float" office:value="18.2620833333333">
                <text:p>18.2620833333333</text:p>
              </table:table-cell>
            </table:table-row>
            <table:table-row>
              <table:table-cell office:value-type="string">
                <text:p>3.93 – 4</text:p>
              </table:table-cell>
              <table:table-cell office:value-type="float" office:value="3.9202083333334">
                <text:p>3.9202083333334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8.82854166666659">
                <text:p>8.82854166666659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3.0620833333334">
                <text:p>3.0620833333334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2.836875">
                <text:p>2.836875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00375">
                <text:p>2.00375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0.828333333333304">
                <text:p>0.828333333333304</text:p>
              </table:table-cell>
            </table:table-row>
            <table:table-row>
              <table:table-cell office:value-type="string">
                <text:p>9 – 53.31</text:p>
              </table:table-cell>
              <table:table-cell office:value-type="float" office:value="2.5202083333333">
                <text:p>2.5202083333333</text:p>
              </table:table-cell>
            </table:table-row>
            <table:table-row>
              <table:table-cell office:value-type="string">
                <text:p>&gt; 53.31</text:p>
              </table:table-cell>
              <table:table-cell office:value-type="float" office:value="1.00000000000001">
                <text:p>1.00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2cm" svg:height="11.422cm" xlink:href=".." xlink:type="simple" chart:class="chart:bar" chart:style-name="ch1">
        <chart:title svg:x="6.941cm" svg:y="0.363cm" chart:style-name="ch2">
          <text:p>Set Response Time Distribution</text:p>
        </chart:title>
        <chart:subtitle svg:x="8.647cm" svg:y="1.345cm" chart:style-name="ch3">
          <text:p>Key Size KS = 1</text:p>
        </chart:subtitle>
        <chart:plot-area chart:style-name="ch4" table:cell-range-address="Foglio1.D2:Foglio1.E15" chart:data-source-has-labels="column" svg:x="1.364cm" svg:y="2.228cm" svg:width="18.523cm" svg:height="8.037cm">
          <chartooo:coordinate-region svg:x="1.985cm" svg:y="2.228cm" svg:width="17.902cm" svg:height="6.36cm"/>
          <chart:axis chart:dimension="x" chart:name="primary-x" chart:style-name="ch5" chartooo:axis-type="auto">
            <chartooo:date-scale/>
            <chart:title svg:x="8.491cm" svg:y="10.493cm" chart:style-name="ch6">
              <text:p>Response Time Buckets [ms]</text:p>
            </chart:title>
            <chart:categories table:cell-range-address="Foglio1.D2:Foglio1.D15"/>
          </chart:axis>
          <chart:axis chart:dimension="y" chart:name="primary-y" chart:style-name="ch7">
            <chart:title svg:x="0.451cm" svg:y="7.137cm" chart:style-name="ch8">
              <text:p>Percentage</text:p>
            </chart:title>
            <chart:grid chart:style-name="ch9" chart:class="major"/>
          </chart:axis>
          <chart:series chart:style-name="ch10" chart:values-cell-range-address="Foglio1.E2:Foglio1.E15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D2:Foglio1.D15</svg:desc>
                </draw:g>
              </table:table-cell>
              <table:table-cell office:value-type="float" office:value="0.193333333333333">
                <text:p>0.193333333333333</text:p>
                <draw:g>
                  <svg:desc>Foglio1.E2:Foglio1.E15</svg:desc>
                </draw:g>
              </table:table-cell>
            </table:table-row>
            <table:table-row>
              <table:table-cell office:value-type="string">
                <text:p>1 – 1.43</text:p>
              </table:table-cell>
              <table:table-cell office:value-type="float" office:value="24.8066666666667">
                <text:p>24.8066666666667</text:p>
              </table:table-cell>
            </table:table-row>
            <table:table-row>
              <table:table-cell office:value-type="string">
                <text:p>1.43 – 2</text:p>
              </table:table-cell>
              <table:table-cell office:value-type="float" office:value="23.4545833333334">
                <text:p>23.4545833333334</text:p>
              </table:table-cell>
            </table:table-row>
            <table:table-row>
              <table:table-cell office:value-type="string">
                <text:p>2 – 2.18</text:p>
              </table:table-cell>
              <table:table-cell office:value-type="float" office:value="1.5454166666666">
                <text:p>1.5454166666666</text:p>
              </table:table-cell>
            </table:table-row>
            <table:table-row>
              <table:table-cell office:value-type="string">
                <text:p>2.18 – 3</text:p>
              </table:table-cell>
              <table:table-cell office:value-type="float" office:value="22.9445833333334">
                <text:p>22.9445833333334</text:p>
              </table:table-cell>
            </table:table-row>
            <table:table-row>
              <table:table-cell office:value-type="string">
                <text:p>3 – 3.21</text:p>
              </table:table-cell>
              <table:table-cell office:value-type="float" office:value="2.05541666666661">
                <text:p>2.05541666666661</text:p>
              </table:table-cell>
            </table:table-row>
            <table:table-row>
              <table:table-cell office:value-type="string">
                <text:p>3.21 – 4</text:p>
              </table:table-cell>
              <table:table-cell office:value-type="float" office:value="8.3891666666667">
                <text:p>8.3891666666667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5.25999999999991">
                <text:p>5.25999999999991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3.78354166666679">
                <text:p>3.78354166666679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21625">
                <text:p>3.21625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05770833333331">
                <text:p>2.05770833333331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0.920416666666599">
                <text:p>0.920416666666599</text:p>
              </table:table-cell>
            </table:table-row>
            <table:table-row>
              <table:table-cell office:value-type="string">
                <text:p>9 – 19.49</text:p>
              </table:table-cell>
              <table:table-cell office:value-type="float" office:value="0.3729166666667">
                <text:p>0.3729166666667</text:p>
              </table:table-cell>
            </table:table-row>
            <table:table-row>
              <table:table-cell office:value-type="string">
                <text:p>&gt; 10.49</text:p>
              </table:table-cell>
              <table:table-cell office:value-type="float" office:value="0.999999999999994">
                <text:p>0.99999999999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01cm" svg:height="11.449cm" xlink:href=".." xlink:type="simple" chart:class="chart:bar" chart:style-name="ch1">
        <chart:title svg:x="6.818cm" svg:y="0.363cm" chart:style-name="ch2">
          <text:p>Get Response Time Distribution</text:p>
        </chart:title>
        <chart:subtitle svg:x="8.551cm" svg:y="1.345cm" chart:style-name="ch3">
          <text:p>Key Size KS = 3</text:p>
        </chart:subtitle>
        <chart:plot-area chart:style-name="ch4" table:cell-range-address="Foglio1.G2:Foglio1.H15" chart:data-source-has-labels="column" svg:x="1.361cm" svg:y="2.228cm" svg:width="18.338cm" svg:height="8.064cm">
          <chartooo:coordinate-region svg:x="1.982cm" svg:y="2.228cm" svg:width="17.717cm" svg:height="6.387cm"/>
          <chart:axis chart:dimension="x" chart:name="primary-x" chart:style-name="ch5" chartooo:axis-type="auto">
            <chartooo:date-scale/>
            <chart:title svg:x="8.396cm" svg:y="10.52cm" chart:style-name="ch6">
              <text:p>Response Time Buckets [ms]</text:p>
            </chart:title>
            <chart:categories table:cell-range-address="Foglio1.G2:Foglio1.G15"/>
          </chart:axis>
          <chart:axis chart:dimension="y" chart:name="primary-y" chart:style-name="ch7">
            <chart:title svg:x="0.451cm" svg:y="7.151cm" chart:style-name="ch8">
              <text:p>Percentage</text:p>
            </chart:title>
            <chart:grid chart:style-name="ch9" chart:class="major"/>
          </chart:axis>
          <chart:series chart:style-name="ch10" chart:values-cell-range-address="Foglio1.H2:Foglio1.H15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G2:Foglio1.G15</svg:desc>
                </draw:g>
              </table:table-cell>
              <table:table-cell office:value-type="float" office:value="1.27229166666667">
                <text:p>1.27229166666667</text:p>
                <draw:g>
                  <svg:desc>Foglio1.H2:Foglio1.H15</svg:desc>
                </draw:g>
              </table:table-cell>
            </table:table-row>
            <table:table-row>
              <table:table-cell office:value-type="string">
                <text:p>1 – 1.39</text:p>
              </table:table-cell>
              <table:table-cell office:value-type="float" office:value="23.7277083333333">
                <text:p>23.7277083333333</text:p>
              </table:table-cell>
            </table:table-row>
            <table:table-row>
              <table:table-cell office:value-type="string">
                <text:p>1.39 – 2</text:p>
              </table:table-cell>
              <table:table-cell office:value-type="float" office:value="17.27875">
                <text:p>17.27875</text:p>
              </table:table-cell>
            </table:table-row>
            <table:table-row>
              <table:table-cell office:value-type="string">
                <text:p>2 – 2.55</text:p>
              </table:table-cell>
              <table:table-cell office:value-type="float" office:value="7.72125">
                <text:p>7.72125</text:p>
              </table:table-cell>
            </table:table-row>
            <table:table-row>
              <table:table-cell office:value-type="string">
                <text:p>2.55 – 3</text:p>
              </table:table-cell>
              <table:table-cell office:value-type="float" office:value="7.764375">
                <text:p>7.764375</text:p>
              </table:table-cell>
            </table:table-row>
            <table:table-row>
              <table:table-cell office:value-type="string">
                <text:p>3 – 3.68</text:p>
              </table:table-cell>
              <table:table-cell office:value-type="float" office:value="17.235625">
                <text:p>17.235625</text:p>
              </table:table-cell>
            </table:table-row>
            <table:table-row>
              <table:table-cell office:value-type="string">
                <text:p>3.68 – 4</text:p>
              </table:table-cell>
              <table:table-cell office:value-type="float" office:value="5.84833333333341">
                <text:p>5.84833333333341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6.5643749999999">
                <text:p>6.5643749999999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3.3850000000001">
                <text:p>3.3850000000001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10979166666659">
                <text:p>3.10979166666659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59750000000001">
                <text:p>2.59750000000001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04125">
                <text:p>1.04125</text:p>
              </table:table-cell>
            </table:table-row>
            <table:table-row>
              <table:table-cell office:value-type="string">
                <text:p>9 – 20.73</text:p>
              </table:table-cell>
              <table:table-cell office:value-type="float" office:value="1.45374999999999">
                <text:p>1.45374999999999</text:p>
              </table:table-cell>
            </table:table-row>
            <table:table-row>
              <table:table-cell office:value-type="string">
                <text:p>&gt; 20.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18cm" svg:height="11.369cm" xlink:href=".." xlink:type="simple" chart:class="chart:bar" chart:style-name="ch1">
        <chart:title svg:x="6.804cm" svg:y="0.362cm" chart:style-name="ch2">
          <text:p>Set Response Time Distribution</text:p>
        </chart:title>
        <chart:subtitle svg:x="8.51cm" svg:y="1.343cm" chart:style-name="ch3">
          <text:p>Key Size KS = 3</text:p>
        </chart:subtitle>
        <chart:plot-area chart:style-name="ch4" table:cell-range-address="Foglio1.J2:Foglio1.K15" chart:data-source-has-labels="column" svg:x="1.359cm" svg:y="2.225cm" svg:width="18.259cm" svg:height="7.988cm">
          <chartooo:coordinate-region svg:x="1.98cm" svg:y="2.225cm" svg:width="17.638cm" svg:height="6.311cm"/>
          <chart:axis chart:dimension="x" chart:name="primary-x" chart:style-name="ch5" chartooo:axis-type="auto">
            <chartooo:date-scale/>
            <chart:title svg:x="8.354cm" svg:y="10.44cm" chart:style-name="ch6">
              <text:p>Response Time Buckets [ms]</text:p>
            </chart:title>
            <chart:categories table:cell-range-address="Foglio1.J2:Foglio1.J15"/>
          </chart:axis>
          <chart:axis chart:dimension="y" chart:name="primary-y" chart:style-name="ch7">
            <chart:title svg:x="0.451cm" svg:y="7.11cm" chart:style-name="ch8">
              <text:p>Percentage</text:p>
            </chart:title>
            <chart:grid chart:style-name="ch9" chart:class="major"/>
          </chart:axis>
          <chart:series chart:style-name="ch10" chart:values-cell-range-address="Foglio1.K2:Foglio1.K15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J2:Foglio1.J15</svg:desc>
                </draw:g>
              </table:table-cell>
              <table:table-cell office:value-type="float" office:value="0.227708333333333">
                <text:p>0.227708333333333</text:p>
                <draw:g>
                  <svg:desc>Foglio1.K2:Foglio1.K15</svg:desc>
                </draw:g>
              </table:table-cell>
            </table:table-row>
            <table:table-row>
              <table:table-cell office:value-type="string">
                <text:p>1 – 1.51</text:p>
              </table:table-cell>
              <table:table-cell office:value-type="float" office:value="24.7722916666667">
                <text:p>24.7722916666667</text:p>
              </table:table-cell>
            </table:table-row>
            <table:table-row>
              <table:table-cell office:value-type="string">
                <text:p>1.51 – 2</text:p>
              </table:table-cell>
              <table:table-cell office:value-type="float" office:value="21.2722916666666">
                <text:p>21.2722916666666</text:p>
              </table:table-cell>
            </table:table-row>
            <table:table-row>
              <table:table-cell office:value-type="string">
                <text:p>2 – 2.33</text:p>
              </table:table-cell>
              <table:table-cell office:value-type="float" office:value="3.7277083333334">
                <text:p>3.7277083333334</text:p>
              </table:table-cell>
            </table:table-row>
            <table:table-row>
              <table:table-cell office:value-type="string">
                <text:p>2.33 – 3</text:p>
              </table:table-cell>
              <table:table-cell office:value-type="float" office:value="21.2597916666666">
                <text:p>21.2597916666666</text:p>
              </table:table-cell>
            </table:table-row>
            <table:table-row>
              <table:table-cell office:value-type="string">
                <text:p>3 – 3.36</text:p>
              </table:table-cell>
              <table:table-cell office:value-type="float" office:value="3.7402083333334">
                <text:p>3.7402083333334</text:p>
              </table:table-cell>
            </table:table-row>
            <table:table-row>
              <table:table-cell office:value-type="string">
                <text:p>3.36 – 4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6.08708333333329">
                <text:p>6.08708333333329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4.03854166666672">
                <text:p>4.03854166666672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24749999999998">
                <text:p>3.24749999999998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2.07708333333331">
                <text:p>2.07708333333331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08604166666669">
                <text:p>1.08604166666669</text:p>
              </table:table-cell>
            </table:table-row>
            <table:table-row>
              <table:table-cell office:value-type="string">
                <text:p>9 – 11.88</text:p>
              </table:table-cell>
              <table:table-cell office:value-type="float" office:value="0.533750000000004">
                <text:p>0.533750000000004</text:p>
              </table:table-cell>
            </table:table-row>
            <table:table-row>
              <table:table-cell office:value-type="string">
                <text:p>&gt; 11.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73cm" svg:height="11.024cm" xlink:href=".." xlink:type="simple" chart:class="chart:bar" chart:style-name="ch1">
        <chart:title svg:x="6.804cm" svg:y="0.355cm" chart:style-name="ch2">
          <text:p>Get Response Time Distribution</text:p>
        </chart:title>
        <chart:subtitle svg:x="8.537cm" svg:y="1.329cm" chart:style-name="ch3">
          <text:p>Key Size KS = 6</text:p>
        </chart:subtitle>
        <chart:plot-area chart:style-name="ch4" table:cell-range-address="Foglio1.A20:Foglio1.B33" chart:data-source-has-labels="column" svg:x="1.36cm" svg:y="2.204cm" svg:width="18.312cm" svg:height="7.671cm">
          <chartooo:coordinate-region svg:x="1.981cm" svg:y="2.204cm" svg:width="17.691cm" svg:height="5.994cm"/>
          <chart:axis chart:dimension="x" chart:name="primary-x" chart:style-name="ch5" chartooo:axis-type="auto">
            <chartooo:date-scale/>
            <chart:title svg:x="8.382cm" svg:y="10.095cm" chart:style-name="ch6">
              <text:p>Response Time Buckets [ms]</text:p>
            </chart:title>
            <chart:categories table:cell-range-address="Foglio1.A20:Foglio1.A33"/>
          </chart:axis>
          <chart:axis chart:dimension="y" chart:name="primary-y" chart:style-name="ch7">
            <chart:title svg:x="0.451cm" svg:y="6.93cm" chart:style-name="ch8">
              <text:p>Percentage</text:p>
            </chart:title>
            <chart:grid chart:style-name="ch9" chart:class="major"/>
          </chart:axis>
          <chart:series chart:style-name="ch10" chart:values-cell-range-address="Foglio1.B20:Foglio1.B33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A20:Foglio1.A33</svg:desc>
                </draw:g>
              </table:table-cell>
              <table:table-cell office:value-type="float" office:value="0.0310416666666667">
                <text:p>0.0310416666666667</text:p>
                <draw:g>
                  <svg:desc>Foglio1.B20:Foglio1.B33</svg:desc>
                </draw:g>
              </table:table-cell>
            </table:table-row>
            <table:table-row>
              <table:table-cell office:value-type="string">
                <text:p>1 – 1.71</text:p>
              </table:table-cell>
              <table:table-cell office:value-type="float" office:value="24.9689583333333">
                <text:p>24.9689583333333</text:p>
              </table:table-cell>
            </table:table-row>
            <table:table-row>
              <table:table-cell office:value-type="string">
                <text:p>1.71 – 2</text:p>
              </table:table-cell>
              <table:table-cell office:value-type="float" office:value="14.9108333333333">
                <text:p>14.9108333333333</text:p>
              </table:table-cell>
            </table:table-row>
            <table:table-row>
              <table:table-cell office:value-type="string">
                <text:p>2 – 2.55</text:p>
              </table:table-cell>
              <table:table-cell office:value-type="float" office:value="10.0891666666667">
                <text:p>10.0891666666667</text:p>
              </table:table-cell>
            </table:table-row>
            <table:table-row>
              <table:table-cell office:value-type="string">
                <text:p>2.55 – 3</text:p>
              </table:table-cell>
              <table:table-cell office:value-type="float" office:value="12.3810416666667">
                <text:p>12.3810416666667</text:p>
              </table:table-cell>
            </table:table-row>
            <table:table-row>
              <table:table-cell office:value-type="string">
                <text:p>3 – 3.99</text:p>
              </table:table-cell>
              <table:table-cell office:value-type="float" office:value="12.6189583333333">
                <text:p>12.6189583333333</text:p>
              </table:table-cell>
            </table:table-row>
            <table:table-row>
              <table:table-cell office:value-type="string">
                <text:p>3.99 – 4</text:p>
              </table:table-cell>
              <table:table-cell office:value-type="float" office:value="0.733124999999998">
                <text:p>0.733124999999998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7.92041666666669">
                <text:p>7.92041666666669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4.78291666666662">
                <text:p>4.78291666666662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3.88520833333339">
                <text:p>3.88520833333339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3.18374999999991">
                <text:p>3.18374999999991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2.06291666666679">
                <text:p>2.06291666666679</text:p>
              </table:table-cell>
            </table:table-row>
            <table:table-row>
              <table:table-cell office:value-type="string">
                <text:p>9 – 16.87</text:p>
              </table:table-cell>
              <table:table-cell office:value-type="float" office:value="1.43166666666661">
                <text:p>1.43166666666661</text:p>
              </table:table-cell>
            </table:table-row>
            <table:table-row>
              <table:table-cell office:value-type="string">
                <text:p>&gt; 16.87</text:p>
              </table:table-cell>
              <table:table-cell office:value-type="float" office:value="0.999999999999992">
                <text:p>0.9999999999999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9cm" svg:height="11.104cm" xlink:href=".." xlink:type="simple" chart:class="chart:bar" chart:style-name="ch1">
        <chart:title svg:x="6.79cm" svg:y="0.357cm" chart:style-name="ch2">
          <text:p>Set Response Time Distribution</text:p>
        </chart:title>
        <chart:subtitle svg:x="8.496cm" svg:y="1.333cm" chart:style-name="ch3">
          <text:p>Key Size KS = 6</text:p>
        </chart:subtitle>
        <chart:plot-area chart:style-name="ch4" table:cell-range-address="Foglio1.D20:Foglio1.E33" chart:data-source-has-labels="column" svg:x="1.358cm" svg:y="2.21cm" svg:width="18.233cm" svg:height="7.743cm">
          <chartooo:coordinate-region svg:x="1.979cm" svg:y="2.21cm" svg:width="17.612cm" svg:height="6.066cm"/>
          <chart:axis chart:dimension="x" chart:name="primary-x" chart:style-name="ch5" chartooo:axis-type="auto">
            <chartooo:date-scale/>
            <chart:title svg:x="8.34cm" svg:y="10.175cm" chart:style-name="ch6">
              <text:p>Response Time Buckets [ms]</text:p>
            </chart:title>
            <chart:categories table:cell-range-address="Foglio1.D20:Foglio1.D33"/>
          </chart:axis>
          <chart:axis chart:dimension="y" chart:name="primary-y" chart:style-name="ch7">
            <chart:title svg:x="0.451cm" svg:y="6.972cm" chart:style-name="ch8">
              <text:p>Percentage</text:p>
            </chart:title>
            <chart:grid chart:style-name="ch9" chart:class="major"/>
          </chart:axis>
          <chart:series chart:style-name="ch10" chart:values-cell-range-address="Foglio1.E20:Foglio1.E33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D20:Foglio1.D33</svg:desc>
                </draw:g>
              </table:table-cell>
              <table:table-cell office:value-type="float" office:value="0.0270833333333333">
                <text:p>0.0270833333333333</text:p>
                <draw:g>
                  <svg:desc>Foglio1.E20:Foglio1.E33</svg:desc>
                </draw:g>
              </table:table-cell>
            </table:table-row>
            <table:table-row>
              <table:table-cell office:value-type="string">
                <text:p>1 – 1.61</text:p>
              </table:table-cell>
              <table:table-cell office:value-type="float" office:value="24.9729166666667">
                <text:p>24.9729166666667</text:p>
              </table:table-cell>
            </table:table-row>
            <table:table-row>
              <table:table-cell office:value-type="string">
                <text:p>1.61 – 2</text:p>
              </table:table-cell>
              <table:table-cell office:value-type="float" office:value="15.9470833333334">
                <text:p>15.9470833333334</text:p>
              </table:table-cell>
            </table:table-row>
            <table:table-row>
              <table:table-cell office:value-type="string">
                <text:p>2 – 2.35</text:p>
              </table:table-cell>
              <table:table-cell office:value-type="float" office:value="9.0529166666666">
                <text:p>9.0529166666666</text:p>
              </table:table-cell>
            </table:table-row>
            <table:table-row>
              <table:table-cell office:value-type="string">
                <text:p>2.35 – 3</text:p>
              </table:table-cell>
              <table:table-cell office:value-type="float" office:value="15.56375">
                <text:p>15.56375</text:p>
              </table:table-cell>
            </table:table-row>
            <table:table-row>
              <table:table-cell office:value-type="string">
                <text:p>3 – 3.99</text:p>
              </table:table-cell>
              <table:table-cell office:value-type="float" office:value="9.43625">
                <text:p>9.43625</text:p>
              </table:table-cell>
            </table:table-row>
            <table:table-row>
              <table:table-cell office:value-type="string">
                <text:p>3.99 – 4</text:p>
              </table:table-cell>
              <table:table-cell office:value-type="float" office:value="0.553958333333297">
                <text:p>0.553958333333297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8.01395833333341">
                <text:p>8.01395833333341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5.250625">
                <text:p>5.250625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4.15416666666659">
                <text:p>4.15416666666659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3.10416666666671">
                <text:p>3.10416666666671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7427083333334">
                <text:p>1.7427083333334</text:p>
              </table:table-cell>
            </table:table-row>
            <table:table-row>
              <table:table-cell office:value-type="string">
                <text:p>9 – 14.53</text:p>
              </table:table-cell>
              <table:table-cell office:value-type="float" office:value="1.1804166666666">
                <text:p>1.1804166666666</text:p>
              </table:table-cell>
            </table:table-row>
            <table:table-row>
              <table:table-cell office:value-type="string">
                <text:p>&gt; 14.53</text:p>
              </table:table-cell>
              <table:table-cell office:value-type="float" office:value="0.999999999999997">
                <text:p>0.9999999999999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73cm" svg:height="11.423cm" xlink:href=".." xlink:type="simple" chart:class="chart:bar" chart:style-name="ch1">
        <chart:title svg:x="6.804cm" svg:y="0.363cm" chart:style-name="ch2">
          <text:p>Get Response Time Distribution</text:p>
        </chart:title>
        <chart:subtitle svg:x="8.537cm" svg:y="1.345cm" chart:style-name="ch3">
          <text:p>Key Size KS = 9</text:p>
        </chart:subtitle>
        <chart:plot-area chart:style-name="ch4" table:cell-range-address="Foglio1.G20:Foglio1.H33" chart:data-source-has-labels="column" svg:x="1.36cm" svg:y="2.228cm" svg:width="18.312cm" svg:height="8.038cm">
          <chartooo:coordinate-region svg:x="1.981cm" svg:y="2.228cm" svg:width="17.691cm" svg:height="6.156cm"/>
          <chart:axis chart:dimension="x" chart:name="primary-x" chart:style-name="ch5" chartooo:axis-type="auto">
            <chartooo:date-scale/>
            <chart:title svg:x="8.382cm" svg:y="10.494cm" chart:style-name="ch6">
              <text:p>Response Time Buckets [ms]</text:p>
            </chart:title>
            <chart:categories table:cell-range-address="Foglio1.G20:Foglio1.G33"/>
          </chart:axis>
          <chart:axis chart:dimension="y" chart:name="primary-y" chart:style-name="ch7">
            <chart:title svg:x="0.451cm" svg:y="7.138cm" chart:style-name="ch8">
              <text:p>Percentage</text:p>
            </chart:title>
            <chart:grid chart:style-name="ch9" chart:class="major"/>
          </chart:axis>
          <chart:series chart:style-name="ch10" chart:values-cell-range-address="Foglio1.H20:Foglio1.H33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G20:Foglio1.G33</svg:desc>
                </draw:g>
              </table:table-cell>
              <table:table-cell office:value-type="float" office:value="0.0279166666666667">
                <text:p>0.0279166666666667</text:p>
                <draw:g>
                  <svg:desc>Foglio1.H20:Foglio1.H33</svg:desc>
                </draw:g>
              </table:table-cell>
            </table:table-row>
            <table:table-row>
              <table:table-cell office:value-type="string">
                <text:p>1 – 2</text:p>
              </table:table-cell>
              <table:table-cell office:value-type="float" office:value="19.8327083333333">
                <text:p>19.8327083333333</text:p>
              </table:table-cell>
            </table:table-row>
            <table:table-row>
              <table:table-cell office:value-type="string">
                <text:p>2 – 2.08</text:p>
              </table:table-cell>
              <table:table-cell office:value-type="float" office:value="5.139375">
                <text:p>5.139375</text:p>
              </table:table-cell>
            </table:table-row>
            <table:table-row>
              <table:table-cell office:value-type="string">
                <text:p>2.08 – 2.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.53 – 3</text:p>
              </table:table-cell>
              <table:table-cell office:value-type="float" office:value="16.03875">
                <text:p>16.03875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8.96125000000001">
                <text:p>8.96125000000001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6.29333333333339">
                <text:p>6.29333333333339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6.8120833333333">
                <text:p>6.8120833333333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4.9258333333333">
                <text:p>4.9258333333333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3.1547916666667">
                <text:p>3.1547916666667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6079166666666">
                <text:p>1.6079166666666</text:p>
              </table:table-cell>
            </table:table-row>
            <table:table-row>
              <table:table-cell office:value-type="string">
                <text:p>9 – 10</text:p>
              </table:table-cell>
              <table:table-cell office:value-type="float" office:value="0.790833333333404">
                <text:p>0.790833333333404</text:p>
              </table:table-cell>
            </table:table-row>
            <table:table-row>
              <table:table-cell office:value-type="string">
                <text:p>10 – 13.34</text:p>
              </table:table-cell>
              <table:table-cell office:value-type="float" office:value="0.415208333333287">
                <text:p>0.415208333333287</text:p>
              </table:table-cell>
            </table:table-row>
            <table:table-row>
              <table:table-cell office:value-type="string">
                <text:p>&gt; 13.34</text:p>
              </table:table-cell>
              <table:table-cell office:value-type="float" office:value="1.00000000000001">
                <text:p>1.00000000000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81cm" svg:height="11.476cm" xlink:href=".." xlink:type="simple" chart:class="chart:bar" chart:style-name="ch1">
        <chart:title svg:x="6.735cm" svg:y="0.364cm" chart:style-name="ch2">
          <text:p>Set Response Time Distribution</text:p>
        </chart:title>
        <chart:subtitle svg:x="8.441cm" svg:y="1.347cm" chart:style-name="ch3">
          <text:p>Key Size KS = 9</text:p>
        </chart:subtitle>
        <chart:plot-area chart:style-name="ch4" table:cell-range-address="Foglio1.J20:Foglio1.K33" chart:data-source-has-labels="column" svg:x="1.356cm" svg:y="2.231cm" svg:width="18.128cm" svg:height="8.087cm">
          <chartooo:coordinate-region svg:x="1.977cm" svg:y="2.231cm" svg:width="17.507cm" svg:height="6.41cm"/>
          <chart:axis chart:dimension="x" chart:name="primary-x" chart:style-name="ch5" chartooo:axis-type="auto">
            <chartooo:date-scale/>
            <chart:title svg:x="8.286cm" svg:y="10.547cm" chart:style-name="ch6">
              <text:p>Response Time Buckets [ms]</text:p>
            </chart:title>
            <chart:categories table:cell-range-address="Foglio1.J20:Foglio1.J33"/>
          </chart:axis>
          <chart:axis chart:dimension="y" chart:name="primary-y" chart:style-name="ch7">
            <chart:title svg:x="0.451cm" svg:y="7.165cm" chart:style-name="ch8">
              <text:p>Percentage</text:p>
            </chart:title>
            <chart:grid chart:style-name="ch9" chart:class="major"/>
          </chart:axis>
          <chart:series chart:style-name="ch10" chart:values-cell-range-address="Foglio1.K20:Foglio1.K33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J20:Foglio1.J33</svg:desc>
                </draw:g>
              </table:table-cell>
              <table:table-cell office:value-type="float" office:value="0.0289583333333333">
                <text:p>0.0289583333333333</text:p>
                <draw:g>
                  <svg:desc>Foglio1.K20:Foglio1.K33</svg:desc>
                </draw:g>
              </table:table-cell>
            </table:table-row>
            <table:table-row>
              <table:table-cell office:value-type="string">
                <text:p>1 – 1.69</text:p>
              </table:table-cell>
              <table:table-cell office:value-type="float" office:value="24.9710416666667">
                <text:p>24.9710416666667</text:p>
              </table:table-cell>
            </table:table-row>
            <table:table-row>
              <table:table-cell office:value-type="string">
                <text:p>1.69 – 2</text:p>
              </table:table-cell>
              <table:table-cell office:value-type="float" office:value="15.6839583333334">
                <text:p>15.6839583333334</text:p>
              </table:table-cell>
            </table:table-row>
            <table:table-row>
              <table:table-cell office:value-type="string">
                <text:p>2 – 2.38</text:p>
              </table:table-cell>
              <table:table-cell office:value-type="float" office:value="9.3160416666666">
                <text:p>9.3160416666666</text:p>
              </table:table-cell>
            </table:table-row>
            <table:table-row>
              <table:table-cell office:value-type="string">
                <text:p>2.38 – 3</text:p>
              </table:table-cell>
              <table:table-cell office:value-type="float" office:value="16.311875">
                <text:p>16.311875</text:p>
              </table:table-cell>
            </table:table-row>
            <table:table-row>
              <table:table-cell office:value-type="string">
                <text:p>3 – 3.93</text:p>
              </table:table-cell>
              <table:table-cell office:value-type="float" office:value="8.688125">
                <text:p>8.688125</text:p>
              </table:table-cell>
            </table:table-row>
            <table:table-row>
              <table:table-cell office:value-type="string">
                <text:p>3.93 – 4</text:p>
              </table:table-cell>
              <table:table-cell office:value-type="float" office:value="0.906249999999996">
                <text:p>0.906249999999996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7.37500000000001">
                <text:p>7.37500000000001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5.4779166666667">
                <text:p>5.4779166666667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4.2674999999999">
                <text:p>4.2674999999999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3.11166666666682">
                <text:p>3.11166666666682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1.6881249999999">
                <text:p>1.6881249999999</text:p>
              </table:table-cell>
            </table:table-row>
            <table:table-row>
              <table:table-cell office:value-type="string">
                <text:p>0 – 14.04</text:p>
              </table:table-cell>
              <table:table-cell office:value-type="float" office:value="1.1735416666667">
                <text:p>1.1735416666667</text:p>
              </table:table-cell>
            </table:table-row>
            <table:table-row>
              <table:table-cell office:value-type="string">
                <text:p>&gt; 14.04</text:p>
              </table:table-cell>
              <table:table-cell office:value-type="float" office:value="0.999999999999991">
                <text:p>0.9999999999999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